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6.242cm"/>
    </style:style>
    <style:style style:name="ro3" style:family="table-row">
      <style:table-row-properties style:row-height="5.094cm"/>
    </style:style>
    <style:style style:name="ro4" style:family="table-row">
      <style:table-row-properties style:row-height="2.296cm"/>
    </style:style>
    <style:style style:name="ro5" style:family="table-row">
      <style:table-row-properties style:row-height="7.289cm"/>
    </style:style>
    <style:style style:name="ro6" style:family="table-row">
      <style:table-row-properties style:row-height="4.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1pt" style:font-size-asian="11pt" style:font-size-complex="11pt"/>
    </style:style>
    <style:style style:name="ce3" style:family="table-cell">
      <style:graphic-properties style:repeat="repeat"/>
      <style:text-properties style:font-name="Liberation Sans1" fo:font-size="11pt" style:font-size-asian="11pt" style:font-size-complex="11pt"/>
    </style:style>
    <style:style style:name="ce4" style:family="table-cell">
      <style:graphic-properties style:repeat="repea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style:repeat="repeat"/>
      <style:text-properties style:font-name="Liberation Sans1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text-properties style:font-name="Liberation Sans1" fo:font-size="11pt" style:font-size-asian="11pt" style:font-size-complex="11pt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1"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Liberation San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ushiOn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hier des charg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gramme Front-end</text:p>
          </draw:text-box>
        </draw:frame>
        <draw:frame draw:style-name="standard" draw:layer="layout" svg:width="25.198cm" svg:height="12.62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ccueil -&gt;</text:p>
              </table:table-cell>
              <table:table-cell>
                <text:p>Carte</text:p>
              </table:table-cell>
              <table:table-cell>
                <text:p>Formule</text:p>
              </table:table-cell>
              <table:table-cell>
                <text:p>Etonnez-moi</text:p>
              </table:table-cell>
              <table:table-cell>
                <text:p>Panier</text:p>
              </table:table-cell>
              <table:table-cell>
                <text:p>Connexion</text:p>
              </table:table-cell>
            </table:table-row>
            <table:table-row table:style-name="ro2" table:default-cell-style-name="ce2">
              <table:table-cell table:style-name="ce1">
                <text:p>Intérieur</text:p>
                <text:p>pages</text:p>
              </table:table-cell>
              <table:table-cell>
                <text:p text:style-name="P1"><text:span text:style-name="T1">Apéro,</text:span></text:p>
                <text:p text:style-name="P1"><text:span text:style-name="T1">pièces :</text:span><text:span text:style-name="T2"><text:line-break/></text:span><text:span text:style-name="T2"> <text:s/>- haru</text:span><text:span text:style-name="T2"><text:line-break/></text:span><text:span text:style-name="T2"> <text:s/>- maki,</text:span><text:span text:style-name="T2"><text:line-break/></text:span><text:span text:style-name="T2"> <text:s/>- nordique,</text:span></text:p>
                <text:p text:style-name="P1"><text:span text:style-name="T2"><text:s text:c="2"/></text:span><text:span text:style-name="T2">- sashimi,</text:span></text:p>
                <text:p text:style-name="P1"><text:span text:style-name="T2"><text:s text:c="2"/></text:span><text:span text:style-name="T2">- sushi,</text:span></text:p>
                <text:p text:style-name="P1"><text:span text:style-name="T2"><text:s text:c="2"/></text:span><text:span text:style-name="T2">- temaki.</text:span></text:p>
                <text:p text:style-name="P1"><text:span text:style-name="T1">salade,</text:span></text:p>
                <text:p text:style-name="P1"><text:span text:style-name="T1">accompagnement,</text:span></text:p>
                <text:p text:style-name="P1"><text:span text:style-name="T1">boisson,</text:span></text:p>
                <text:p text:style-name="P1"><text:span text:style-name="T1">dessert.</text:span></text:p>
              </table:table-cell>
              <table:table-cell table:style-name="ce3">
                <text:p text:style-name="P2"><text:span text:style-name="T3">Bento,</text:span></text:p>
                <text:p text:style-name="P2"><text:span text:style-name="T3">Kid,</text:span></text:p>
                <text:p text:style-name="P2"><text:span text:style-name="T3">Menu :</text:span></text:p>
                <text:p text:style-name="P2"><text:span text:style-name="T4"><text:s text:c="2"/></text:span><text:span text:style-name="T4">- Poisson</text:span></text:p>
                <text:p text:style-name="P2"><text:span text:style-name="T4"><text:s text:c="2"/></text:span><text:span text:style-name="T4">- Viande :</text:span></text:p>
                <text:p text:style-name="P2"><text:span text:style-name="T4"><text:s text:c="5"/></text:span><text:span text:style-name="T4">-Boeuf</text:span></text:p>
                <text:p text:style-name="P2"><text:span text:style-name="T4"><text:s text:c="5"/></text:span><text:span text:style-name="T4">- Poulet</text:span></text:p>
                <text:p text:style-name="P2"><text:span text:style-name="T4"><text:s text:c="2"/></text:span><text:span text:style-name="T4">- végétarien</text:span></text:p>
                <text:p text:style-name="P2"><text:span text:style-name="T3"/></text:p>
              </table:table-cell>
              <table:table-cell>
                <text:p text:style-name="P1"><text:span text:style-name="T2">Form select:</text:span></text:p>
                <text:p text:style-name="P1"><text:span text:style-name="T2">Carnivore</text:span><text:span text:style-name="T2"><text:line-break/></text:span><text:span text:style-name="T2">Herbivore</text:span><text:span text:style-name="T2"><text:line-break/></text:span><text:span text:style-name="T2">Piscivore</text:span></text:p>
                <text:p text:style-name="P1"><text:span text:style-name="T2"/></text:p>
                <text:p text:style-name="P1"><text:span text:style-name="T2">Recherche Dynamique selon les </text:span></text:p>
              </table:table-cell>
              <table:table-cell>
                <text:p text:style-name="P1"><text:span text:style-name="T2">Liens dans le footer. Aside dans les pages cartes et formules</text:span></text:p>
              </table:table-cell>
              <table:table-cell>
                <text:p text:style-name="P1"><text:span text:style-name="T2">Modal connexion.</text:span></text:p>
                <text:p text:style-name="P1"><text:span text:style-name="T2"/></text:p>
                <text:p text:style-name="P1"><text:span text:style-name="T2">Page profil : </text:span><text:span text:style-name="T2"><text:line-break/></text:span><text:span text:style-name="T2">Avec description, des derniers commandes passé et en attente de règlement.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gramme back-end</text:p>
          </draw:text-box>
        </draw:frame>
        <draw:frame draw:style-name="standard" draw:layer="layout" svg:width="25.198cm" svg:height="14.512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Admin</text:p>
                <text:p>(Dev.)</text:p>
              </table:table-cell>
              <table:table-cell>
                <text:p>Modérateur</text:p>
                <text:p>(Webmaster, employés...)</text:p>
              </table:table-cell>
              <table:table-cell>
                <text:p>User connu</text:p>
                <text:p>(Client identifié)</text:p>
              </table:table-cell>
              <table:table-cell>
                <text:p>User inconnu</text:p>
                <text:p>(Client non-identifié).</text:p>
              </table:table-cell>
              <table:table-cell/>
            </table:table-row>
            <table:table-row table:style-name="ro5" table:default-cell-style-name="ce4">
              <table:table-cell table:style-name="ce3">
                <text:p text:style-name="P2"><text:span text:style-name="T3">Contrôle totale :</text:span></text:p>
                <text:p text:style-name="P2"><text:span text:style-name="T4">Ajouter</text:span></text:p>
                <text:p text:style-name="P2"><text:span text:style-name="T4">Modifier</text:span></text:p>
                <text:p text:style-name="P2"><text:span text:style-name="T4">Supprimer</text:span></text:p>
                <text:p text:style-name="P2"><text:span text:style-name="T4">Lister</text:span></text:p>
                <text:p text:style-name="P2"><text:span text:style-name="T4">Rechercher</text:span></text:p>
                <text:p text:style-name="P2"><text:span text:style-name="T4"/></text:p>
                <text:p text:style-name="P2"><text:span text:style-name="T4">- Catégories,</text:span></text:p>
                <text:p text:style-name="P2"><text:span text:style-name="T4">- produits,</text:span></text:p>
                <text:p text:style-name="P2"><text:span text:style-name="T4">- commandes.</text:span></text:p>
              </table:table-cell>
              <table:table-cell>
                <text:p text:style-name="P3"><text:span text:style-name="T1">Contrôle partiel :</text:span></text:p>
                <text:p text:style-name="P3"><text:span text:style-name="T5">Ajouter</text:span></text:p>
                <text:p text:style-name="P3"><text:span text:style-name="T5">Modifier</text:span></text:p>
                <text:p text:style-name="P3"><text:span text:style-name="T5">Supprimer</text:span></text:p>
                <text:p text:style-name="P3"><text:span text:style-name="T5">Lister</text:span></text:p>
                <text:p text:style-name="P3"><text:span text:style-name="T5">Rechercher</text:span></text:p>
                <text:p text:style-name="P3"><text:span text:style-name="T5"/></text:p>
                <text:p text:style-name="P3"><text:span text:style-name="T5">- Produits,</text:span></text:p>
                <text:p text:style-name="P3"><text:span text:style-name="T5">- commandes.</text:span></text:p>
              </table:table-cell>
              <table:table-cell table:style-name="ce5">
                <text:p text:style-name="P4"><text:span text:style-name="T3">Contrôle partiel :</text:span></text:p>
                <text:p text:style-name="P4"><text:span text:style-name="T6">Ajouter</text:span></text:p>
                <text:p text:style-name="P4"><text:span text:style-name="T6">Modifier</text:span></text:p>
                <text:p text:style-name="P4"><text:span text:style-name="T6">Supprimer</text:span></text:p>
                <text:p text:style-name="P4"><text:span text:style-name="T6">Lister</text:span></text:p>
                <text:p text:style-name="P4"><text:span text:style-name="T6">Rechercher</text:span></text:p>
                <text:p text:style-name="P4"><text:span text:style-name="T6"/></text:p>
                <text:p text:style-name="P4"><text:span text:style-name="T6">- </text:span><text:span text:style-name="T7">Ses</text:span><text:span text:style-name="T6"> commandes.</text:span></text:p>
              </table:table-cell>
              <table:table-cell>
                <text:p text:style-name="P3"><text:span text:style-name="T1">Contrôle nul</text:span></text:p>
              </table:table-cell>
              <table:table-cell table:style-name="ce1"/>
            </table:table-row>
            <table:table-row table:style-name="ro6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Table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4">
              <text:list-item>
                <text:p text:style-name="P5"><text:span text:style-name="T8">User,</text:span></text:p>
              </text:list-item>
              <text:list-item>
                <text:p text:style-name="P5"><text:span text:style-name="T8">Rôle,</text:span></text:p>
              </text:list-item>
              <text:list-item>
                <text:p text:style-name="P5"><text:span text:style-name="T8">Produits,</text:span></text:p>
              </text:list-item>
              <text:list-item>
                <text:p text:style-name="P5"><text:span text:style-name="T8">Pièces,</text:span></text:p>
              </text:list-item>
              <text:list-item>
                <text:p text:style-name="P5"><text:span text:style-name="T8">Menu,</text:span></text:p>
              </text:list-item>
              <text:list-item>
                <text:p text:style-name="P5"><text:span text:style-name="T8">Catégorie : Apéro, accompagnement, boisson, dessert, extra, chaîne alimentaire.</text:span></text:p>
              </text:list-item>
              <text:list-item>
                <text:p text:style-name="P5"><text:span text:style-name="T8">Sous – catégorie : </text:span><text:span text:style-name="T8"><text:line-break/></text:span><text:span text:style-name="T8"> - apéro,</text:span><text:span text:style-name="T8"><text:line-break/></text:span><text:span text:style-name="T8"> - accompagnement,</text:span><text:span text:style-name="T8"><text:line-break/></text:span><text:span text:style-name="T8"> - boisson,</text:span><text:span text:style-name="T8"><text:line-break/></text:span><text:span text:style-name="T8"> - chaine alimentaire,</text:span><text:span text:style-name="T8"><text:line-break/></text:span><text:span text:style-name="T8"> - dessert,</text:span><text:span text:style-name="T8"><text:line-break/></text:span><text:span text:style-name="T8"> - extra.</text:span></text:p>
              </text:list-item>
              <text:list-item>
                <text:p text:style-name="P5"><text:span text:style-name="T8">Chaîne alimentaire : viande, poisson, végétarien</text:span></text:p>
              </text:list-item>
              <text:list-item>
                <text:p text:style-name="P5"><text:span text:style-name="T8">Viande : Boeuf, poulet.</text:span></text:p>
              </text:list-item>
              <text:list-item>
                <text:p text:style-name="P5"><text:span text:style-name="T8">Poisson : anguille, crevette, daurade, maquereau, saumon, saumon épicé, thon.</text:span></text:p>
              </text:list-item>
              <text:list-item>
                <text:p text:style-name="P5"><text:span text:style-name="T8">Végétarien : avocat, concombre, chou, soja.</text:span></text:p>
              </text:list-item>
              <text:list-item>
                <text:p text:style-name="P5"><text:span text:style-name="T8">Comman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U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D : var char / smallInt(5) / unsigned</text:p>
              </text:list-item>
              <text:list-item>
                <text:p>Log : varchar(100)</text:p>
              </text:list-item>
              <text:list-item>
                <text:p>Mdp : varchar(100)</text:p>
              </text:list-item>
              <text:list-item>
                <text:p>rôle_id : varchar(1)</text:p>
              </text:list-item>
              <text:list-item>
                <text:p>cmd_id : number(10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Rô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d : var char / smallInt(5) / unsigned</text:p>
              </text:list-item>
              <text:list-item>
                <text:p>Rôle : admin, modo, client identifié :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produi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8">Id : <text:s/>smallInt(5) / unsigned / auto_increment,</text:span></text:p>
              </text:list-item>
              <text:list-item>
                <text:p text:style-name="P5"><text:span text:style-name="T8">Images : char(99), </text:span></text:p>
              </text:list-item>
              <text:list-item>
                <text:p text:style-name="P5"><text:span text:style-name="T8">Nom : varchar(99),</text:span></text:p>
              </text:list-item>
              <text:list-item>
                <text:p text:style-name="P5"><text:span text:style-name="T8">Description : text(2000),</text:span></text:p>
              </text:list-item>
              <text:list-item>
                <text:p text:style-name="P5"><text:span text:style-name="T8">Prix euros : Int(3),</text:span></text:p>
              </text:list-item>
              <text:list-item>
                <text:p text:style-name="P5"><text:span text:style-name="T8">Prix centimes : int(2),</text:span></text:p>
              </text:list-item>
              <text:list-item>
                <text:p text:style-name="P5"><text:span text:style-name="T9">Catégorie : apero, accompagnement, boisson, dessert, extra, chaîne_alimentaire :  ;</text:span></text:p>
              </text:list-item>
              <text:list-item>
                <text:p text:style-name="P5"><text:span text:style-name="T9">Type : Pièces ou menu :  ;</text:span></text:p>
              </text:list-item>
              <text:list-item>
                <text:p text:style-name="P5"><text:span text:style-name="T8">Chaineali (Chaîne alimentaire) : Viande, poisson, végétarien : ;</text:span></text:p>
              </text:list-item>
              <text:list-item>
                <text:p text:style-name="P5"><text:span text:style-name="T8">Stock : Int(3),</text:span></text:p>
              </text:list-item>
              <text:list-item>
                <text:p text:style-name="P5"><text:span text:style-name="T8">Categorie_id : <text:s/>tinyint(2) /unsigned,</text:span></text:p>
              </text:list-item>
              <text:list-item>
                <text:p text:style-name="P5"><text:span text:style-name="T8">type_id : tinyint(2) /unsigned,</text:span></text:p>
              </text:list-item>
              <text:list-item>
                <text:p text:style-name="P5"><text:span text:style-name="T8">chaine_id : tinyint(2) /unsigned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catégorie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4">
              <text:list-item>
                <text:p>Id : <text:span text:style-name="T8">smallInt(5) / unsigned / auto_increment</text:span></text:p>
              </text:list-item>
              <text:list-item>
                <text:p>Apero: booléen</text:p>
              </text:list-item>
              <text:list-item>
                <text:p>Accompagnement: booléen</text:p>
              </text:list-item>
              <text:list-item>
                <text:p>Boisson: booléen</text:p>
              </text:list-item>
              <text:list-item>
                <text:p>Chaîne alimentaire: </text:p>
              </text:list-item>
              <text:list-item>
                <text:p>Dessert: booléen</text:p>
              </text:list-item>
              <text:list-item>
                <text:p>Extra : booléen</text:p>
              </text:list-item>
              <text:list-item>
                <text:p>chaine_i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DD : cha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d : <text:span text:style-name="T8">smallInt(5) / unsigned / auto_increment</text:span> </text:p>
              </text:list-item>
              <text:list-item>
                <text:p>Viande : </text:p>
              </text:list-item>
              <text:list-item>
                <text:p>Poisson : </text:p>
              </text:list-item>
              <text:list-item>
                <text:p>Végétarien :</text:p>
              </text:list-item>
              <text:list-item>
                <text:p>viande_id</text:p>
              </text:list-item>
              <text:list-item>
                <text:p>poisson_id</text:p>
              </text:list-item>
              <text:list-item>
                <text:p>vege_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Vian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d : <text:span text:style-name="T8">smallInt(5) / unsigned / auto_increment,</text:span></text:p>
              </text:list-item>
              <text:list-item>
                <text:p>Boeuf : booléen</text:p>
              </text:list-item>
              <text:list-item>
                <text:p>Poulet : boolé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poiss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4">
              <text:list-item>
                <text:p text:style-name="P7"><text:span text:style-name="T10">Id : </text:span><text:span text:style-name="T8">smallInt(5) / unsigned / auto_increment,</text:span></text:p>
              </text:list-item>
              <text:list-item>
                <text:p text:style-name="P7"><text:span text:style-name="T10">Anguille : </text:span><text:span text:style-name="T8">booléen</text:span></text:p>
              </text:list-item>
              <text:list-item>
                <text:p text:style-name="P7"><text:span text:style-name="T10">Crevette : booléen</text:span></text:p>
              </text:list-item>
              <text:list-item>
                <text:p text:style-name="P7"><text:span text:style-name="T10">Daurade : booléen</text:span></text:p>
              </text:list-item>
              <text:list-item>
                <text:p text:style-name="P7"><text:span text:style-name="T10">Maquereau : booléen</text:span></text:p>
              </text:list-item>
              <text:list-item>
                <text:p text:style-name="P7"><text:span text:style-name="T10">Saumon : booléen</text:span></text:p>
              </text:list-item>
              <text:list-item>
                <text:p text:style-name="P7"><text:span text:style-name="T10">saumon épicé : booléen</text:span></text:p>
              </text:list-item>
              <text:list-item>
                <text:p text:style-name="P7"><text:span text:style-name="T10">Thon : boolé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vegetari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7"><text:span text:style-name="T10">Id : </text:span><text:span text:style-name="T8">smallInt(5) / unsigned / auto_increment,</text:span></text:p>
              </text:list-item>
              <text:list-item>
                <text:p text:style-name="P7"><text:span text:style-name="T10">Avocat : booléen</text:span></text:p>
              </text:list-item>
              <text:list-item>
                <text:p text:style-name="P7"><text:span text:style-name="T10">Concombre : booléen</text:span></text:p>
              </text:list-item>
              <text:list-item>
                <text:p text:style-name="P7"><text:span text:style-name="T10">Chou : booléen</text:span></text:p>
              </text:list-item>
              <text:list-item>
                <text:p text:style-name="P7"><text:span text:style-name="T10">Soja : boolé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DD : comman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d : <text:span text:style-name="T8">smallInt(5) / unsigned / auto_increment,</text:span></text:p>
              </text:list-item>
              <text:list-item>
                <text:p><text:span text:style-name="T8">Détail_cmd : text</text:span></text:p>
              </text:list-item>
              <text:list-item>
                <text:p><text:span text:style-name="T8">prix_euro_cmd : int(3)</text:span></text:p>
              </text:list-item>
              <text:list-item>
                <text:p><text:span text:style-name="T8">prix_centimes : int(2)</text:span></text:p>
              </text:list-item>
              <text:list-item>
                <text:p><text:span text:style-name="T8">Commentai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5T10:15:09.832184492</meta:creation-date>
    <dc:date>2015-11-25T16:57:45.774505599</dc:date>
    <meta:editing-duration>PT6H34M53S</meta:editing-duration>
    <meta:editing-cycles>14</meta:editing-cycles>
    <meta:generator>LibreOffice/4.2.8.2$Linux_X86_64 LibreOffice_project/420m0$Build-2</meta:generator>
    <meta:document-statistic meta:object-count="73"/>
  </office:meta>
</office:document-meta>
</file>